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fo:color="#585961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666666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333333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3.915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Liferant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Artikklenummer/EAN</text:p>
          </table:table-cell>
          <table:table-cell office:value-type="string" table:style-name="ce1">
            <text:p>Einzelpreis</text:p>
          </table:table-cell>
          <table:table-cell office:value-type="string" table:style-name="ce1">
            <text:p>Gesamtprei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tor</text:p>
          </table:table-cell>
          <table:table-cell office:value-type="string" table:style-name="ce1">
            <text:p>Reichelt</text:p>
          </table:table-cell>
          <table:table-cell office:value-type="string" table:style-name="ce2">
            <text:p><text:a xlink:href="https://www.reichelt.de/schrittmotor-hoch-drehmoment-hybrid-2-phasen-nema17-01-p219027.html">https://www.reichelt.de/schrittmotor-hoch-drehmoment-hybrid-2-phasen-nema17-01-p219027.html</text:a></text:p>
          </table:table-cell>
          <table:table-cell office:value-type="float" office:value="9900002190277" table:style-name="ce3">
            <text:p>9900002190277</text:p>
          </table:table-cell>
          <table:table-cell office:value-type="float" office:value="25.8" table:style-name="ce1">
            <text:p>25,8</text:p>
          </table:table-cell>
          <table:table-cell office:value-type="float" office:value="103.2" table:formula="of:=[.B2]*[.G2]" table:style-name="ce1">
            <text:p>103,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tor Treiber</text:p>
          </table:table-cell>
          <table:table-cell office:value-type="string" table:style-name="ce1">
            <text:p>Conrad</text:p>
          </table:table-cell>
          <table:table-cell office:value-type="string" table:style-name="ce2">
            <text:p><text:a xlink:href="https://www.conrad.de/de/p/5x-a4988-stepstick-kompatibel-schrittmotortreiber-fuer-3d-drucker-802287483.html">https://www.conrad.de/de/p/5x-a4988-stepstick-kompatibel-schrittmotortreiber-fuer-3d-drucker-802287483.html</text:a></text:p>
          </table:table-cell>
          <table:table-cell office:value-type="float" office:value="4060137004896" table:style-name="ce4">
            <text:p>4060137004896</text:p>
          </table:table-cell>
          <table:table-cell office:value-type="float" office:value="12.58" table:style-name="ce1">
            <text:p>12,58</text:p>
          </table:table-cell>
          <table:table-cell office:value-type="float" office:value="25.16" table:formula="of:=[.B3]*[.G3]" table:style-name="ce1">
            <text:p>25,16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ser Entfernungsmesser</text:p>
          </table:table-cell>
          <table:table-cell office:value-type="string" table:style-name="ce1">
            <text:p>Mauser</text:p>
          </table:table-cell>
          <table:table-cell office:value-type="string" table:style-name="ce2">
            <text:p><text:a xlink:href="https://www.mouser.de/ProductDetail/Seeed-Studio/101990656?qs=vmHwEFxEFR%2FGuLjB%252BDw9Gg==&amp;mgh=1&amp;vip=1&amp;gclid=CjwKCAjwvMqDBhB8EiwA2iSmPHckats1516MAsosHdKanm7k8JYT1LxcsK3jyeX-C_72E6PC9cVtvhoCHQwQAvD_BwE">https://www.mouser.de/ProductDetail/Seeed-Studio/101990656?qs=vmHwEFxEFR%2FGuLjB%252BDw9Gg==&amp;mgh=1&amp;vip=1&amp;gclid=CjwKCAjwvMqDBhB8EiwA2iSmPHckats1516MAsosHdKanm7k8JYT1LxcsK3jyeX-C_72E6PC9cVtvhoCHQwQAvD_BwE</text:a></text:p>
          </table:table-cell>
          <table:table-cell office:value-type="float" office:value="101990656" table:style-name="ce5">
            <text:p>101990656</text:p>
          </table:table-cell>
          <table:table-cell office:value-type="float" office:value="20.84" table:style-name="ce1">
            <text:p>20,84</text:p>
          </table:table-cell>
          <table:table-cell office:value-type="float" office:value="62.519999999999996" table:formula="of:=[.B4]*[.G4]" table:style-name="ce1">
            <text:p>62,5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cherungshalter</text:p>
          </table:table-cell>
          <table:table-cell office:value-type="string" table:style-name="ce1">
            <text:p>Conrad</text:p>
          </table:table-cell>
          <table:table-cell office:value-type="string" table:style-name="ce2">
            <text:p><text:a xlink:href="https://www.conrad.de/de/p/mpfa05-11-l-fuse-holder-5xato-pcb-800204758.html">https://www.conrad.de/de/p/mpfa05-11-l-fuse-holder-5xato-pcb-800204758.html</text:a></text:p>
          </table:table-cell>
          <table:table-cell office:value-type="string" table:style-name="ce4">
            <text:p>2032-MPFA05-11-L</text:p>
          </table:table-cell>
          <table:table-cell office:value-type="float" office:value="3.18" table:style-name="ce1">
            <text:p>3,18</text:p>
          </table:table-cell>
          <table:table-cell office:value-type="float" office:value="9.5400000000000009" table:formula="of:=[.B5]*[.G5]" table:style-name="ce1">
            <text:p>9,54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kku</text:p>
          </table:table-cell>
          <table:table-cell office:value-type="string" table:style-name="ce1">
            <text:p>Conrad</text:p>
          </table:table-cell>
          <table:table-cell office:value-type="string" table:style-name="ce2">
            <text:p><text:a xlink:href="https://www.conrad.de/de/p/gens-ace-modellbau-akkupack-lipo-11-1-v-5000-mah-zellen-zahl-3-50-c-ec5-2145188.html">https://www.conrad.de/de/p/gens-ace-modellbau-akkupack-lipo-11-1-v-5000-mah-zellen-zahl-3-50-c-ec5-2145188.html</text:a></text:p>
          </table:table-cell>
          <table:table-cell office:value-type="float" office:value="6928493323106" table:style-name="ce4">
            <text:p>6928493323106</text:p>
          </table:table-cell>
          <table:table-cell office:value-type="float" office:value="34.450000000000003" table:style-name="ce1">
            <text:p>34,45</text:p>
          </table:table-cell>
          <table:table-cell office:value-type="float" office:value="34.450000000000003" table:formula="of:=[.B6]*[.G6]" table:style-name="ce1">
            <text:p>34,4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elays</text:p>
          </table:table-cell>
          <table:table-cell office:value-type="string" table:style-name="ce1">
            <text:p>Reichelt</text:p>
          </table:table-cell>
          <table:table-cell office:value-type="string" table:style-name="ce2">
            <text:p><text:a xlink:href="https://www.reichelt.de/miniatur-leistungsrelais-hf-12v-1-schliesser-5a-hf-46f-12v-p112505.html">https://www.reichelt.de/miniatur-leistungsrelais-hf-12v-1-schliesser-5a-hf-46f-12v-p112505.html</text:a></text:p>
          </table:table-cell>
          <table:table-cell office:value-type="float" office:value="9900001125058" table:style-name="ce3">
            <text:p>9900001125058</text:p>
          </table:table-cell>
          <table:table-cell office:value-type="float" office:value="0.73" table:style-name="ce1">
            <text:p>0,73</text:p>
          </table:table-cell>
          <table:table-cell office:value-type="float" office:value="8.76" table:formula="of:=[.B7]*[.G7]" table:style-name="ce1">
            <text:p>8,76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chalter</text:p>
          </table:table-cell>
          <table:table-cell office:value-type="string" table:style-name="ce1">
            <text:p>Reichelt</text:p>
          </table:table-cell>
          <table:table-cell office:value-type="string" table:style-name="ce2">
            <text:p><text:a xlink:href="https://www.reichelt.de/miniatur-kippschalter-ein-aus-ein-3-a-250-v-goobay-10022-p285989.html">https://www.reichelt.de/miniatur-kippschalter-ein-aus-ein-3-a-250-v-goobay-10022-p285989.html</text:a></text:p>
          </table:table-cell>
          <table:table-cell office:value-type="float" office:value="4040849100222" table:style-name="ce3">
            <text:p>4040849100222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.6800000000000002" table:formula="of:=[.B8]*[.G8]" table:style-name="ce1">
            <text:p>1,6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Summe</text:p>
          </table:table-cell>
          <table:table-cell office:value-type="float" office:value="245.31" table:formula="of:=SUM([.H2:.H9])" table:style-name="ce1">
            <text:p>245,31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Thilo Reinhard</meta:initial-creator>
    <dc:creator>Thilo Reinhard</dc:creator>
    <meta:creation-date>2021-04-20T08:22:45Z</meta:creation-date>
    <dc:date>2021-04-20T08:54:55Z</dc:date>
    <meta:editing-duration>PT0S</meta:editing-duration>
  </office:meta>
</office:document-meta>
</file>